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0cf54b"/>
    </style:style>
    <style:style style:name="P2" style:family="paragraph" style:parent-style-name="Standard">
      <style:paragraph-properties fo:margin-top="0cm" fo:margin-bottom="0cm" loext:contextual-spacing="false"/>
      <style:text-properties style:font-name="Calibri" fo:font-size="11pt" officeooo:rsid="0006e503" officeooo:paragraph-rsid="0006e503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bfe49"/>
    </style:style>
    <style:style style:name="P4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6e503" officeooo:paragraph-rsid="0006e503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T1" style:family="text">
      <style:text-properties officeooo:rsid="00232872"/>
    </style:style>
    <style:style style:name="T2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72cb6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999999" officeooo:rsid="0005f17c"/>
    </style:style>
    <style:style style:name="T5" style:family="text">
      <style:text-properties style:use-window-font-color="true"/>
    </style:style>
    <style:style style:name="T6" style:family="text">
      <style:text-properties officeooo:rsid="000bfe49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M2-2-Sample solution to Assignment 1</text:span>.vbs</text:p>
      <text:p text:style-name="P5"/>
      <text:p text:style-name="P4"><text:span text:style-name="T2">Dim</text:span> num1, num2</text:p>
      <text:p text:style-name="P4"/>
      <text:p text:style-name="P4">num1 = <text:span text:style-name="T2">C</text:span><text:span text:style-name="T3">Dbl</text:span>(InputBox(<text:span text:style-name="T4">"Please enter the first number:"</text:span>))</text:p>
      <text:p text:style-name="P4">num2 = <text:span text:style-name="T2">C</text:span><text:span text:style-name="T3">Dbl</text:span>(InputBox(<text:span text:style-name="T4">"Please enter the second number:"</text:span>))</text:p>
      <text:p text:style-name="P4"/>
      <text:p text:style-name="P4">MsgBox num1 &amp; <text:span text:style-name="T4">" + "</text:span> &amp; num2 &amp; <text:span text:style-name="T4">" = "</text:span> &amp; num1 + num2</text:p>
      <text:p text:style-name="P4">MsgBox num1 &amp; <text:span text:style-name="T4">" - "</text:span> &amp; num2 &amp; <text:span text:style-name="T4">" = "</text:span> &amp; num1 - num2</text:p>
      <text:p text:style-name="P4">MsgBox num1 &amp; <text:span text:style-name="T4">" * "</text:span> &amp; num2 &amp; <text:span text:style-name="T4">" = "</text:span> &amp; num1 * num2</text:p>
      <text:p text:style-name="P2"><text:span text:style-name="T5">MsgBox num1 &amp; </text:span><text:span text:style-name="T4">" / "</text:span><text:span text:style-name="T5"> &amp; num2 &amp; </text:span><text:span text:style-name="T4">" = "</text:span><text:span text:style-name="T5"> &amp; num1 / num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cf54b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08:56.886000000</dc:date>
    <meta:editing-duration>PT2M10S</meta:editing-duration>
    <meta:editing-cycles>11</meta:editing-cycles>
    <meta:generator>LibreOffice/5.1.2.2$Windows_x86 LibreOffice_project/d3bf12ecb743fc0d20e0be0c58ca359301eb705f</meta:generator>
    <meta:document-statistic meta:table-count="0" meta:image-count="1" meta:object-count="0" meta:page-count="1" meta:paragraph-count="10" meta:word-count="102" meta:character-count="514" meta:non-whitespace-character-count="374"/>
  </office:meta>
</office:document-meta>
</file>